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weight="normal"/>
    </style:style>
    <style:style style:family="text" style:name="T3" style:display-name="T3"/>
    <style:style style:family="text" style:name="T4" style:display-name="T4">
      <style:text-properties fo:color="#000000" style:font-name="Times New Roman" fo:font-size="12pt" fo:language="none" fo:country="none" fo:font-weight="normal"/>
    </style:style>
    <style:style style:family="paragraph" style:name="P1" style:display-name="P1" style:parent-style-name="Normal">
      <style:paragraph-properties fo:text-align="left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ядро содержится в обьекте «_»</text:p>
        <text:p text:style-name="Normal"/>
        <text:p text:style-name="Normal"><text:span text:style-name="T1">загрузка расширений </text:span></text:p>
        <text:p text:style-name="P1"/>
        <text:p text:style-name="P1"><text:span text:style-name="T2">для загрузки расширения ядра воспользуйтесь методом  </text:span><text:span text:style-name="T3">_.expansion.load(name)</text:span></text:p>
        <text:p text:style-name="P1"><text:span text:style-name="T3">загрузчик проверит не загружался ли модуль до этого. Если не загружался то</text:span></text:p>
        <text:p text:style-name="P1"><text:span text:style-name="T3">будет загружать расширение по пути </text:span><text:span text:style-name="T3">/js/kernel/expansion/name/name.js. </text:span></text:p>
        <text:p text:style-name="P1"/>
        <text:p text:style-name="P1"><text:span text:style-name="T3">Если </text:span><text:span text:style-name="T4">расширение</text:span><text:span text:style-name="T3"> был загружен только что/до этого то </text:span><text:span text:style-name="T4">_.expansion.load(name)</text:span><text:span text:style-name="T4"> вернёт обьект </text:span></text:p>
        <text:p text:style-name="P1"><text:span text:style-name="T4">со всеми его функциями.</text:span></text:p>
        <text:p text:style-name="P1"/>
        <text:p text:style-name="P1"><text:span text:style-name="T1">создание расширений</text:span></text:p>
        <text:p text:style-name="P1"/>
        <text:p text:style-name="P1"><text:span text:style-name="T2">Сделаем расширение которые вызовет alert</text:span></text:p>
        <text:p text:style-name="P1"/>
        <text:p text:style-name="P1"><text:span text:style-name="T3">(function(_){var m = _.expansion.name("</text:span><text:span text:style-name="T4">alert"</text:span><text:span text:style-name="T3">);if(m){<text:tab/><text:tab/><text:tab/><text:tab/><text:tab/></text:span></text:p>
        <text:p text:style-name="P1"><text:span text:style-name="T3"> <text:s text:c="7"/>m.alert = function(data){ <text:s text:c="14"/><text:tab/><text:tab/><text:tab/><text:tab/><text:tab/><text:tab/><text:tab/></text:span></text:p>
        <text:p text:style-name="P1"><text:span text:style-name="T3"> <text:s text:c="11"/>alert(data</text:span><text:span text:style-name="T4">);<text:tab/><text:tab/><text:tab/><text:tab/><text:tab/><text:tab/><text:tab/><text:tab/><text:tab/><text:tab/></text:span></text:p>
        <text:p text:style-name="P1"><text:span text:style-name="T3"> <text:s text:c="6"/>} <text:s text:c="127"/> <text:s text:c="3"/> </text:span></text:p>
        <text:p text:style-name="P1"><text:span text:style-name="T3">}else{<text:tab/><text:tab/><text:tab/><text:tab/><text:tab/><text:tab/><text:tab/><text:tab/><text:tab/><text:tab/><text:tab/><text:tab/></text:span></text:p>
        <text:p text:style-name="P1"><text:span text:style-name="T3"><text:tab/>//сработает если </text:span><text:span text:style-name="T4">расширение</text:span><text:span text:style-name="T3"> с таким именем загружен ранее. <text:tab/><text:tab/><text:tab/></text:span></text:p>
        <text:p text:style-name="P1"><text:span text:style-name="T3"><text:tab/>//такое возможно если </text:span><text:span text:style-name="T4">расширение</text:span><text:span text:style-name="T3"> с таким именем есть по другому пути<text:tab/></text:span></text:p>
        <text:p text:style-name="P1"><text:span text:style-name="T3">}})(_);<text:tab/><text:tab/><text:tab/><text:tab/><text:tab/><text:tab/><text:tab/><text:tab/><text:tab/><text:tab/><text:tab/><text:tab/></text:span></text:p>
        <text:p text:style-name="P1"/>
        <text:p text:style-name="P1"><text:span text:style-name="T3">Теперь заюзаем наше расширение</text:span></text:p>
        <text:p text:style-name="P1"/>
        <text:p text:style-name="P1"/>
        <text:p text:style-name="P1"><text:span text:style-name="T3"> &lt;script type="text/javascript" src="/js/libs/1.11.3/jquery.min.js"&gt;&lt;/script&gt;</text:span></text:p>
        <text:p text:style-name="P1"><text:span text:style-name="T3">&lt;script type="text/javascript" src="/js/kernel/kernel.js"&gt;&lt;/script&gt;<text:tab/><text:tab/> <text:s/></text:span></text:p>
        <text:p text:style-name="P1"><text:span text:style-name="T3">&lt;script&gt;<text:tab/><text:tab/><text:tab/><text:tab/><text:tab/><text:tab/><text:tab/><text:tab/><text:tab/> <text:s/></text:span></text:p>
        <text:p text:style-name="P1"><text:span text:style-name="T3">var test = _.expansion.load("test"); <text:tab/><text:tab/><text:tab/><text:tab/><text:tab/><text:tab/> <text:s/></text:span></text:p>
        <text:p text:style-name="P1"><text:span text:style-name="T3">test.alert(</text:span><text:span text:style-name="T4">"Поздравляю. Вы написали первое расширение"</text:span><text:span text:style-name="T3">);<text:tab/><text:tab/> <text:s/></text:span></text:p>
        <text:p text:style-name="P1"><text:span text:style-name="T3">&lt;/script&gt;<text:tab/><text:tab/><text:tab/><text:tab/><text:tab/><text:tab/><text:tab/><text:tab/><text:tab/> <text:s/></text:span></text:p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5-12-05T19:42:31</meta:creation-date>
  </office:meta>
</office:document-meta>
</file>